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álny">
      <style:paragraph-properties fo:margin-top="0in" fo:margin-bottom="0in" loext:contextual-spacing="false" fo:line-height="100%"/>
      <style:text-properties fo:font-weight="bold" officeooo:paragraph-rsid="000b77ac" style:font-weight-asian="bold" style:font-weight-complex="bold"/>
    </style:style>
    <style:style style:name="P2" style:family="paragraph" style:parent-style-name="Normálny">
      <style:paragraph-properties fo:margin-top="0in" fo:margin-bottom="0in" loext:contextual-spacing="false" fo:line-height="100%"/>
      <style:text-properties fo:font-weight="bold" officeooo:rsid="000b77ac" officeooo:paragraph-rsid="000b77ac" style:font-weight-asian="bold" style:font-weight-complex="bold"/>
    </style:style>
    <style:style style:name="P3" style:family="paragraph" style:parent-style-name="Normálny">
      <style:paragraph-properties fo:margin-top="0in" fo:margin-bottom="0in" loext:contextual-spacing="false" fo:line-height="100%"/>
      <style:text-properties fo:font-weight="bold" officeooo:rsid="000b77ac" officeooo:paragraph-rsid="000d3da5" style:font-weight-asian="bold" style:font-weight-complex="bold"/>
    </style:style>
    <style:style style:name="P4" style:family="paragraph" style:parent-style-name="Normálny">
      <style:text-properties officeooo:paragraph-rsid="0010fe88"/>
    </style:style>
    <style:style style:name="P5" style:family="paragraph" style:parent-style-name="Normálny">
      <style:text-properties officeooo:paragraph-rsid="0011e5b7"/>
    </style:style>
    <style:style style:name="P6" style:family="paragraph" style:parent-style-name="Normálny">
      <style:text-properties officeooo:paragraph-rsid="001850c3"/>
    </style:style>
    <style:style style:name="P7" style:family="paragraph" style:parent-style-name="Text_20_body">
      <style:text-properties officeooo:rsid="00126306" officeooo:paragraph-rsid="00126306"/>
    </style:style>
    <style:style style:name="P8" style:family="paragraph" style:parent-style-name="Text_20_body" style:list-style-name="L3">
      <style:text-properties officeooo:paragraph-rsid="00169835"/>
    </style:style>
    <style:style style:name="P9" style:family="paragraph" style:parent-style-name="Text_20_body" style:list-style-name="L3">
      <style:text-properties officeooo:paragraph-rsid="0016b0ce"/>
    </style:style>
    <style:style style:name="P10" style:family="paragraph" style:parent-style-name="Text_20_body" style:list-style-name="L3">
      <style:text-properties officeooo:rsid="00126306" officeooo:paragraph-rsid="00126306"/>
    </style:style>
    <style:style style:name="P11" style:family="paragraph" style:parent-style-name="Text_20_body">
      <style:text-properties officeooo:rsid="00126306" officeooo:paragraph-rsid="00126306"/>
    </style:style>
    <style:style style:name="P12" style:family="paragraph" style:parent-style-name="Text_20_body">
      <style:text-properties officeooo:rsid="00126306" officeooo:paragraph-rsid="001b97f0"/>
    </style:style>
    <style:style style:name="P13" style:family="paragraph" style:parent-style-name="Text_20_body" style:list-style-name="L3">
      <style:text-properties officeooo:rsid="00169835" officeooo:paragraph-rsid="00169835"/>
    </style:style>
    <style:style style:name="P14" style:family="paragraph" style:parent-style-name="Normálny" style:list-style-name="L1">
      <style:text-properties officeooo:paragraph-rsid="001850c3"/>
    </style:style>
    <style:style style:name="P15" style:family="paragraph" style:parent-style-name="Normálny" style:list-style-name="L2">
      <style:text-properties officeooo:paragraph-rsid="001850c3"/>
    </style:style>
    <style:style style:name="P16" style:family="paragraph" style:parent-style-name="Normálny" style:list-style-name="L2">
      <style:text-properties officeooo:rsid="001850c3" officeooo:paragraph-rsid="001850c3"/>
    </style:style>
    <style:style style:name="P17" style:family="paragraph" style:parent-style-name="Heading_20_2">
      <style:paragraph-properties fo:break-before="page"/>
    </style:style>
    <style:style style:name="P18" style:family="paragraph" style:parent-style-name="Heading_20_3">
      <style:text-properties officeooo:paragraph-rsid="0010fe88"/>
    </style:style>
    <style:style style:name="T1" style:family="text">
      <style:text-properties officeooo:rsid="000ee5a8"/>
    </style:style>
    <style:style style:name="T2" style:family="text">
      <style:text-properties officeooo:rsid="000f6b4e"/>
    </style:style>
    <style:style style:name="T3" style:family="text">
      <style:text-properties officeooo:rsid="0010fecf"/>
    </style:style>
    <style:style style:name="T4" style:family="text">
      <style:text-properties officeooo:rsid="00139a9f"/>
    </style:style>
    <style:style style:name="T5" style:family="text">
      <style:text-properties officeooo:rsid="00147b93"/>
    </style:style>
    <style:style style:name="T6" style:family="text">
      <style:text-properties officeooo:rsid="0015d916"/>
    </style:style>
    <style:style style:name="T7" style:family="text">
      <style:text-properties officeooo:rsid="00169835"/>
    </style:style>
    <style:style style:name="T8" style:family="text">
      <style:text-properties fo:font-weight="normal" style:font-weight-asian="normal" style:font-weight-complex="normal"/>
    </style:style>
    <style:style style:name="T9" style:family="text">
      <style:text-properties fo:font-weight="normal" officeooo:rsid="0016b0ce" style:font-weight-asian="normal" style:font-weight-complex="normal"/>
    </style:style>
    <style:style style:name="T10" style:family="text">
      <style:text-properties fo:font-weight="normal" officeooo:rsid="0019ed7a" style:font-weight-asian="normal" style:font-weight-complex="normal"/>
    </style:style>
    <style:style style:name="T11" style:family="text">
      <style:text-properties fo:font-style="italic" fo:font-weight="normal" officeooo:rsid="00169835" style:font-style-asian="italic" style:font-weight-asian="normal" style:font-style-complex="italic" style:font-weight-complex="normal"/>
    </style:style>
    <style:style style:name="T12" style:family="text">
      <style:text-properties officeooo:rsid="001850c3"/>
    </style:style>
    <style:style style:name="T13" style:family="text">
      <style:text-properties officeooo:rsid="001b97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štalácia GNS3</text:h>
      <text:p text:style-name="P7"><text:tab/>Tento dokument obsahuje návody na inštaláciu GNS3 klienta na rôzne operačné systémy. GNS3 bude používať <text:span text:style-name="T4">lokálny GNS3 server, ktorý spolupracuje s </text:span>lokáln<text:span text:style-name="T4">ymi </text:span>hypervisor<text:span text:style-name="T4">mi (</text:span>Dynamips, QEMU, VirtualBox, Vmware<text:span text:style-name="T4">) </text:span>podľa toho, aký druh zariadenia chceme simulovať.</text:p>
      <text:p text:style-name="P12"><text:tab/><text:span text:style-name="T13">Výkon lokálnych hypervisorov je rovnaký pre Windows aj linuxové distribúcie. Pri p</text:span>oužit<text:span text:style-name="T5">í </text:span>lokálnych hypervisorov sa množstvo virtuálnych zariadení odvíja od toho, aký výkonný je počítač, na ktorom simulujeme. Táto vlastnosť ale môže byť prekážkou pri výučbe na rozsiahlejších topológiách, pretože ak počítač nemá dostatočný výkon, simulácia môže príliš vyťažovať zdroje operačného systému. <text:span text:style-name="T6">To môže mať za následok spomalenie operačného systému resp. simulácie.</text:span></text:p>
      <text:p text:style-name="P7"><text:tab/>Tento nedostatok je do istej miery možné vyriešiť použitím GNS3 VM ako vzdialený server. Použitím takéhoto riešenia sa budeme zaoberať v ďalšom návode.</text:p>
      <text:p text:style-name="P1"/>
      <text:h text:style-name="Heading_20_2" text:outline-level="2">Debian 8.6.0 x64</text:h>
      <text:p text:style-name="P2"/>
      <text:h text:style-name="P18" text:outline-level="3">A) Cez repozitár</text:h>
      <text:p text:style-name="P4">sudo apt-get update<text:line-break/>sudo apt-get upgrade<text:line-break/><text:line-break/>-Pridáme tieto riadky na koniec súboru "/etc/apt/sources.list":<text:line-break/>deb http://ppa.launchpad.net/gns3/ppa/ubuntu trusty main<text:line-break/>deb-src http://ppa.launchpad.net/gns3/ppa/ubuntu trusty main<text:line-break/></text:p>
      <text:p text:style-name="P5">-V termináli vykonáme tieto príkazy:<text:line-break/>sudo apt-key adv --keyserver keyserver.ubuntu.com --recv-keys A2E3EF7B<text:line-break/>sudo apt-get update<text:line-break/>sudo apt-get install gns3-gui<text:line-break/><text:line-break/>Pre IOU podporu:<text:line-break/>sudo dpkg --add-architecture i386<text:line-break/>sudo apt-get update<text:line-break/>sudo apt-get install gns3-iou<text:line-break/><text:line-break/><text:line-break/>Počas inštalácie GNS3 sa zobrazí oznam, či chceme aktivovať Dumpcap na odchytávanie paketov aj pre non-root používateľov. Predvolene je Dumpcap pre non-root používateľov vypnutý. Návod na aktiváciu odchytávania paketov v Dumpcap-e je na stranke <text:a xlink:type="simple" xlink:href="https://wiki.wireshark.org/CaptureSetup/CapturePrivilegeshttps:/wiki.wireshark.org/CaptureSetup/CapturePrivileges" office:target-frame-name="_top" xlink:show="replace" text:style-name="Internet_20_link" text:visited-style-name="Visited_20_Internet_20_Link"><text:span text:style-name="Hypertextové_20_prepojenie">https://wiki.wireshark.org/CaptureSetup/CapturePrivileges</text:span></text:a><text:a xlink:type="simple" xlink:href="https://wiki.wireshark.org/CaptureSetup/CapturePrivilegeshttps:/wiki.wireshark.org/CaptureSetup/CapturePrivileges" office:target-frame-name="_top" xlink:show="replace" text:style-name="Internet_20_link" text:visited-style-name="Visited_20_Internet_20_Link"><text:line-break/><text:line-break/></text:a>https://wiki.wireshark.org/CaptureSetup/CapturePrivilegesGNS3 potom spustíme napríklad aj z terminálu príkazom "gns3".<text:line-break/></text:p>
      <text:h text:style-name="Heading_20_3" text:outline-level="3"><text:soft-page-break/>B) Zo zdrojových kódov (neotestované)</text:h>
      <text:p text:style-name="P5">Viď návod na</text:p>
      <text:p text:style-name="P3"><text:a xlink:type="simple" xlink:href="https://www.gns3.com/support/docs/installing-gns3-1-4-on-ubuntu-li" text:style-name="Internet_20_link" text:visited-style-name="Visited_20_Internet_20_Link"><text:span text:style-name="Hypertextové_20_prepojenie">https://www.gns3.com/support/docs/installing-gns3-1-4-on-ubuntu-li</text:span></text:a></text:p>
      <text:p text:style-name="P3"/>
      <text:p text:style-name="P3"/>
      <text:h text:style-name="P17" text:outline-level="2">Fedora 24</text:h>
      <text:p text:style-name="P2"/>
      <text:p text:style-name="P6"><text:span text:style-name="T3">I</text:span>nštalácia zo drojových kódov pomocou skriptu</text:p>
      <text:list xml:id="list2675621849866209881" text:style-name="L1">
        <text:list-item>
          <text:p text:style-name="P14"><text:span text:style-name="T12">P</text:span>ôjdeme na stránku</text:p>
          <text:p text:style-name="P14"><text:a xlink:type="simple" xlink:href="https://github.com/lricardo/gns3-for-fedora" text:style-name="Internet_20_link" text:visited-style-name="Visited_20_Internet_20_Link"><text:span text:style-name="Hypertextové_20_prepojenie">https://github.com/lricardo/gns3-for-fedora</text:span></text:a></text:p>
          <text:p text:style-name="P14">a klikn<text:span text:style-name="T12">eme</text:span> na "Clone or download" -&gt; "Download ZIP"</text:p>
        </text:list-item>
        <text:list-item>
          <text:p text:style-name="P14">Rozbalíme stiahnutý archív</text:p>
        </text:list-item>
        <text:list-item>
          <text:p text:style-name="P14">V termináli pôjdeme do vytvoreného priečinka a spustiť "sudo ./aio-install.sh". Skript najprv nainštaluje systémové aktualizácie a potom nainštaluje, a podľa potreby nakonfiguruje, zavislé balíčky</text:p>
        </text:list-item>
        <text:list-item>
          <text:p text:style-name="P14">Po inštalacií treba spustiť GNS3 a v nastaveniach (Edit -&gt; Preferences -&gt; VPCS) zmeniť cestu k VPCS na "/opt/vpcs/src/vpcs"</text:p>
        </text:list-item>
      </text:list>
      <text:h text:style-name="Heading_20_2" text:outline-level="2"/>
      <text:h text:style-name="Heading_20_2" text:outline-level="2">openSUSE Leap 42.1</text:h>
      <text:p text:style-name="P2"/>
      <text:p text:style-name="P6">YaST 1-Click Install</text:p>
      <text:p text:style-name="P6"/>
      <text:list xml:id="list1779196240175522111" text:style-name="L2">
        <text:list-item>
          <text:p text:style-name="P16">Pôjdeme na stránku</text:p>
          <text:p text:style-name="P15"><text:a xlink:type="simple" xlink:href="https://software.opensuse.org/package/gns3" text:style-name="Internet_20_link" text:visited-style-name="Visited_20_Internet_20_Link">https://software.opensuse.org/package/gns3</text:a></text:p>
        </text:list-item>
        <text:list-item>
          <text:p text:style-name="P15">Klikn<text:span text:style-name="T12">eme </text:span>na "Show other versions" -&gt; "openSUSE Leap 42.1" -&gt; Show unstable packages -&gt; Zvolíme verziu 1.5.2 -&gt; Uložíme súbor</text:p>
        </text:list-item>
        <text:list-item>
          <text:p text:style-name="P15">Otvoríme stiahnutý súbor</text:p>
        </text:list-item>
        <text:list-item>
          <text:p text:style-name="P15">Next -&gt; Next -&gt; Yes <text:s/>-&gt; Trust (certifikát)</text:p>
        </text:list-item>
        <text:list-item>
          <text:p text:style-name="P15">Zvolíme možnosť 1 a potom "Ok - Try again" -&gt; Accept -&gt; Continue</text:p>
        </text:list-item>
        <text:list-item>
          <text:p text:style-name="P15">Teraz keď spustíme GNS3, server sa nerozbehne, lebo nemá nainštalovaný balíček "multidict". Tento balíček súvisí s balíčkom "aiohttp" z python3 knižníc. Pre vyriešenie problému vykonáme príkaz:</text:p>
          <text:p text:style-name="P15">sudo pip install aiohttp</text:p>
        </text:list-item>
        <text:list-item>
          <text:p text:style-name="P15">Nainštalujeme "iouyap". <text:span text:style-name="T12">P</text:span>ôjdeme na stránku:</text:p>
          <text:p text:style-name="P15"><text:a xlink:type="simple" xlink:href="https://github.com/GNS3/iouyap" text:style-name="Internet_20_link" text:visited-style-name="Visited_20_Internet_20_Link">https://github.com/GNS3/iouyap</text:a></text:p>
          <text:p text:style-name="P15"/>
          <text:p text:style-name="P15">potom vykonáme príkaz:<text:line-break/><text:line-break/>sudo zypper install git bison flex<text:line-break/><text:line-break/><text:span text:style-name="T1">P</text:span>otom sa treba riadiť inštrukciami v README.rst súbore na uvedenej stránke.<text:line-break/><text:line-break/>Pozn<text:span text:style-name="T2">á</text:span>mka: ak už sme naklonovali iouyap repozitár z githubu, vykonáme príkaz<text:line-break/><text:line-break/>sudo zypper install libcap-progs</text:p>
        </text:list-item>
        <text:list-item>
          <text:p text:style-name="P15">Spustíme GNS3</text:p>
        </text:list-item>
      </text:list>
      <text:p text:style-name="Normálny"/>
      <text:h text:style-name="P17" text:outline-level="2">Windows</text:h>
      <text:list xml:id="list2084750924111922451" text:style-name="L3">
        <text:list-item>
          <text:p text:style-name="P10">Stiahneme si <text:span text:style-name="T7">poslednú stabilnú verziu </text:span>GNS3 zo stránky</text:p>
          <text:p text:style-name="P13"><text:a xlink:type="simple" xlink:href="https://github.com/GNS3/gns3-gui/releases" text:style-name="Internet_20_link" text:visited-style-name="Visited_20_Internet_20_Link">https://github.com/GNS3/gns3-gui/releases</text:a></text:p>
          <text:p text:style-name="P8"><text:span text:style-name="T7">Inštalačný súbor pre Windows má názov “</text:span><text:span text:style-name="Strong_20_Emphasis"><text:span text:style-name="T8">GNS3-</text:span></text:span><text:span text:style-name="Strong_20_Emphasis"><text:span text:style-name="T11">&lt;vezia&gt;</text:span></text:span><text:span text:style-name="Strong_20_Emphasis"><text:span text:style-name="T8">-all-in-one.exe”.</text:span></text:span></text:p>
        </text:list-item>
        <text:list-item>
          <text:p text:style-name="P9"><text:span text:style-name="Strong_20_Emphasis"><text:span text:style-name="T9">Spustíme stiahnutý súbor.</text:span></text:span></text:p>
        </text:list-item>
        <text:list-item>
          <text:p text:style-name="P9"><text:span text:style-name="Strong_20_Emphasis"><text:span text:style-name="T9">Riadime sa pokynmi na obrazovke. </text:span></text:span><text:span text:style-name="Strong_20_Emphasis"><text:span text:style-name="T10">Na obrazovke s voľbou súčastí zvolíme všetky. </text:span></text:span><text:span text:style-name="Strong_20_Emphasis"><text:span text:style-name="T9">Ak sme vyzvaní na inštaláciu SolarWinds nástrojov, odmietneme ju kliknutí na voľbu “No”.</text:span></text:span></text:p>
          <text:p text:style-name="P1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álny" style:family="paragraph">
      <style:paragraph-properties fo:hyphenation-ladder-count="no-limit"/>
      <style:text-properties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dvolené_20_písmo_20_odseku" style:display-name="Predvolené písmo odseku" style:family="text"/>
    <style:style style:name="Hypertextové_20_prepojenie" style:display-name="Hypertextové prepojenie" style:family="text" style:parent-style-name="Predvolené_20_písmo_20_odseku">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9T16:00:40.567760027</meta:creation-date>
    <dc:date>2016-12-02T12:53:14.171183310</dc:date>
    <meta:editing-duration>PT2H29M37S</meta:editing-duration>
    <meta:editing-cycles>16</meta:editing-cycles>
    <meta:generator>LibreOffice/4.3.3.2$Linux_X86_64 LibreOffice_project/430m0$Build-2</meta:generator>
    <meta:document-statistic meta:table-count="0" meta:image-count="0" meta:object-count="0" meta:page-count="4" meta:paragraph-count="39" meta:word-count="491" meta:character-count="3742" meta:non-whitespace-character-count="3293"/>
  </office:meta>
</office:document-meta>
</file>